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Quelles solutions pour le droit d'auteur à l'ère d'Internet ?</text:p>
            <text:p><text:line-break/><text:span text:style-name="T1">Projet Personnel en Humanités – Merlin Nimier-Dav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 droit d'auteur et ses fondements</text:p>
              </text:list-item>
              <text:list-item>
                <text:p>Organisation de l'industrie musicale</text:p>
              </text:list-item>
              <text:list-item>
                <text:p>Tentatives de régulation</text:p>
              </text:list-item>
              <text:list-item>
                <text:p>Pistes alternatives de résolution</text:p>
                <text:p/>
                <text:p>TODO : échanger les parties 1. et 2.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1. Le droit d'auteur et ses fond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éfinition dans le droit français</text:p>
              </text:list-item>
              <text:list-item>
                <text:p>Implications concrètes</text:p>
              </text:list-item>
              <text:list-item>
                <text:p>Quelques mots sur la propriété intellectuelle ? (différence œuvre / produit ? différence avec le copyright ?)</text:p>
              </text:list-item>
              <text:list-item>
                <text:p>« Droits voisins »</text:p>
              </text:list-item>
              <text:list-item>
                <text:p>Exemple concret : rémunération sur les diffusions radiophoniques</text:p>
              </text:list-item>
              <text:list-item>
                <text:p>En quoi est-ce que cette définition (datant de YYYY) se transpose mal au numér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roit d'auteu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rincipe bien défini dans le Droit français</text:p>
              </text:list-item>
              <text:list-item>
                <text:p>Droit moral</text:p>
                <text:list>
                  <text:list-item>
                    <text:p>Paternité de l'œuvre</text:p>
                  </text:list-item>
                  <text:list-item>
                    <text:p>Lié au créateur sans limite de durée</text:p>
                  </text:list-item>
                </text:list>
              </text:list-item>
              <text:list-item>
                <text:p>Droits patrimoniaux</text:p>
                <text:list>
                  <text:list-item>
                    <text:p>Droit d'exploitation économique</text:p>
                  </text:list-item>
                  <text:list-item>
                    <text:p>Peut être vendu</text:p>
                  </text:list-item>
                  <text:list-item>
                    <text:p>Choix d'une licence d'exploitation</text:p>
                  </text:list-item>
                  <text:list-item>
                    <text:p>Limité dans le temps à 70 ans après la mort de l'au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ature de l'œuv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Œuvre de l'esprit</text:p>
                <text:list>
                  <text:list-item>
                    <text:p><text:s/>Non rival, non exclusif =&gt; bien public</text:p>
                  </text:list-item>
                  <text:list-item>
                    <text:p>Coûts fixes de création</text:p>
                  </text:list-item>
                </text:list>
              </text:list-item>
              <text:list-item>
                <text:p>Support physique représentant l'œuvre</text:p>
                <text:list>
                  <text:list-item>
                    <text:p>Rival et exclusif =&gt; produit</text:p>
                  </text:list-item>
                  <text:list-item>
                    <text:p>Coûts de duplication et de distribution</text:p>
                  </text:list-item>
                </text:list>
              </text:list-item>
              <text:list-item>
                <text:p>Support numérique</text:p>
                <text:list>
                  <text:list-item>
                    <text:p>Non rival, non exclusif</text:p>
                  </text:list-item>
                  <text:list-item>
                    <text:p>Coûts de transmission et duplication négligeables</text:p>
                  </text:list-item>
                  <text:list-item>
                    <text:p>=&gt; Quel statut ?</text:p>
                  </text:list-item>
                </text:list>
              </text:list-item>
              <text:list-item>
                <text:p>Notion d'utilité sociale : maximisée par le libre accès aux œuvres (par exemple, lorsque l'œuvre rentre dans le domaine publi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e système du droit d'auteur conduit naturellement à l'établissement d'un système reposant sur des <text:span text:style-name="T2">majors</text:span></text:p>
                <text:list>
                  <text:list-item>
                    <text:p>Investisseurs couvrant les coûts fixes</text:p>
                  </text:list-item>
                  <text:list-item>
                    <text:p>Réduction des coûts marginaux par effet de tai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6" draw:text-style-name="P2" draw:layer="layout" svg:width="25.199cm" svg:height="16.255cm" svg:x="1.4cm" svg:y="0.837cm" presentation:class="subtitle">
          <draw:text-box>
            <text:p text:style-name="P2">2. Organisation de l'industrie musical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frame presentation:style-name="pr7" draw:text-style-name="P3" draw:layer="layout" svg:width="25.199cm" svg:height="14.659cm" svg:x="1.4cm" svg:y="3.674cm" presentation:class="subtitle">
          <draw:text-box>
            <text:list text:style-name="L4">
              <text:list-item>
                <text:p>Schéma simplifié ++ sociétés de gestion des droits d'auteurs (ex : SACEM)</text:p>
              </text:list-item>
              <text:list-item>
                <text:p>Rôle &amp; intérêt de chacun des acteurs</text:p>
              </text:list-item>
              <text:list-item>
                <text:p>Les investisseurs favorisent les « valeurs sûres », parfois au détriment de l'originalité</text:p>
              </text:list-item>
              <text:list-item>
                <text:p>Effondrement des ventes physiques</text:p>
              </text:list-item>
              <text:list-item>
                <text:p>En quoi est-ce que le piratage remet en cause cette organisation</text:p>
              </text:list-item>
              <text:list-item>
                <text:p>Remarque : déjà la panique à l'arrivée des cassettes audio (enregistrement de la radio)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Id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nque d'investissements</text:p>
              </text:list-item>
              <text:list-item>
                <text:p>=&gt; baisse de la diversité culturelle</text:p>
              </text:list-item>
              <text:list-item>
                <text:p>=&gt; motivation pour trouver des solutions v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6" draw:text-style-name="P2" draw:layer="layout" svg:width="25.199cm" svg:height="16.255cm" svg:x="1.4cm" svg:y="0.837cm" presentation:class="subtitle">
          <draw:text-box>
            <text:p text:style-name="P2">3. Tentatives de régulation 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list text:style-name="L4">
              <text:list-item>
                <text:p>Tendre de rendre un exemplaires numériques un bien de consommation rival afin de revenir aux méthodes &amp; pratiques maîtrisées.</text:p>
              </text:list-item>
              <text:list-item>
                <text:p>Exemple : les DRM</text:p>
              </text:list-item>
              <text:list-item>
                <text:p>Transpose les limitations des objets physiques aux fichiers achetés</text:p>
              </text:list-item>
              <text:list-item>
                <text:p>Paradoxe de la consommation légale moins facile et avantageuse que le piratage.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Id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i DADVS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« loi relative au droit d’auteur et aux droits voisins dans la société de l’information »</text:p>
              </text:list-item>
              <text:list-item>
                <text:p>Août 2006</text:p>
              </text:list-item>
              <text:list-item>
                <text:p>Rend illégale la mise à disposition d'œuvres protégées</text:p>
                <text:list>
                  <text:list-item>
                    <text:p>Logiciels facilitant le piratage</text:p>
                  </text:list-item>
                  <text:list-item>
                    <text:p>Contournement des DRM : 3750€ d'ame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Loi HADO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urveillance des téléchargements <text:span text:style-name="T2">peer-to-peer</text:span></text:p>
              </text:list-item>
              <text:list-item>
                <text:p><text:span text:style-name="T3">Bilan très mitigé (une seule condamnation, non appliquée)</text:span></text:p>
              </text:list-item>
              <text:list-item>
                <text:p><text:span text:style-name="T3">Devoir d'éducation rempli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v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e blocage technique est inutile</text:p>
                <text:list>
                  <text:list-item>
                    <text:p>Souvent contourné avant même la mise en œuvre</text:p>
                  </text:list-item>
                  <text:list-item>
                    <text:p>On peut compter sur l'ingéniosité des internautes</text:p>
                  </text:list-item>
                  <text:list-item>
                    <text:p>Un blocage efficace irait ~nécessairement à l'encontre de la vie privée (exemple : <text:span text:style-name="T2">deep packet inspection</text:span>)</text:p>
                  </text:list-item>
                </text:list>
              </text:list-item>
              <text:list-item>
                <text:p>Le processus législatif n'est pas fait pour fonctionner à la vitesse d'Inter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'industrie se retrouve dans une position dans laquelle elle doit faire concurrence à un accès gratuit, instantané, illimité et relativement ais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6" draw:text-style-name="P2" draw:layer="layout" svg:width="25.199cm" svg:height="16.255cm" svg:x="1.4cm" svg:y="0.837cm" presentation:class="subtitle">
          <draw:text-box>
            <text:p text:style-name="P2">4. Pistes alternatives de ré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ntrer dans la compét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iversification de l'offre légale</text:p>
              </text:list-item>
              <text:list-item>
                <text:p>Exemple : les services de streaming musical offrent un confort similaire à celui du piratage</text:p>
              </text:list-item>
              <text:list-item>
                <text:p>Plus de notion de possession, mais seulement accès (adapté à la nature des fichiers)</text:p>
              </text:list-item>
              <text:list-item>
                <text:p>Popularité croissante</text:p>
              </text:list-item>
              <text:list-item>
                <text:p>Mais à condition d'avoir accès au catalogue des maj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bandonner le système actu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xemple : couper les intermédiaires</text:p>
                <text:list>
                  <text:list-item>
                    <text:p>distribution directe</text:p>
                  </text:list-item>
                  <text:list-item>
                    <text:p>financement participatif <text:line-break/>=&gt; remplacer complètement les majors</text:p>
                  </text:list-item>
                  <text:list-item>
                    <text:p>Mène à une perception vraiment différente des œuvres, puisque le public est directement impliqu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Vers davantage de prise en charge par l'État 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p>« L'exception culturelle française » : aide ~systématique à la création</text:p>
                    <text:list>
                      <text:list-item>
                        <text:p>CNC pour financer</text:p>
                      </text:list-item>
                      <text:list-item>
                        <text:p>Prix unique du livre</text:p>
                      </text:list-item>
                      <text:list-item>
                        <text:p>Quotas de diffu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cence globa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icence globale (préciser l'idée)</text:p>
                <text:list>
                  <text:list-item>
                    <text:p>Initialement prévue dans la loi DADVSI</text:p>
                  </text:list-item>
                  <text:list-item>
                    <text:p>Distribution via une société de gestion des droits d'auteur sur la base du nombre de consultations</text:p>
                  </text:list-item>
                </text:list>
              </text:list-item>
              <text:list-item>
                <text:p>Modes de financement envisagés</text:p>
                <text:list>
                  <text:list-item>
                    <text:p>Taxe sur les publicités</text:p>
                  </text:list-item>
                  <text:list-item>
                    <text:p>Taxe sur les fournisseurs d'accès Internet</text:p>
                  </text:list-item>
                </text:list>
              </text:list-item>
              <text:list-item>
                <text:p>Limites</text:p>
                <text:list>
                  <text:list-item>
                    <text:p>Méthode de mesure du trafic vraiment efficaces ? (se référer au système du financement du cinéma en France)</text:p>
                  </text:list-item>
                  <text:list-item>
                    <text:p>Est-ce que l'on peut encore se permettre de réfléchir à un niveau national à l'ère d'Internet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La définition traditionnelle du droit d'auteur s'adapte mal au support numérique</text:p>
              </text:list-item>
              <text:list-item>
                <text:p>Première réaction : forcer le numérique à rentrer dans le cadre connu &amp; maîtrisé</text:p>
                <text:list>
                  <text:list-item>
                    <text:p>Exemple : DRMs</text:p>
                  </text:list-item>
                </text:list>
              </text:list-item>
              <text:list-item>
                <text:p>Dans un second temps, développement d'offres légales compétitives face au piratage</text:p>
                <text:list>
                  <text:list-item>
                    <text:p>Exemple : services de streaming musical</text:p>
                  </text:list-item>
                </text:list>
              </text:list-item>
              <text:list-item>
                <text:p>Réflexions en cours sur un mode de financement public</text:p>
                <text:list>
                  <text:list-item>
                    <text:p>Pourrait maximiser l'utilité sociale de chaque œuvre</text:p>
                  </text:list-item>
                  <text:list-item>
                    <text:p>De nombreux points font débat</text:p>
                  </text:list-item>
                  <text:list-item>
                    <text:p>Comment l'adapter mondialement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3"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3"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15:23:53.479273000</meta:creation-date>
    <meta:generator>LibreOffice/4.1.5.3$MacOSX_x86 LibreOffice_project/1c1366bba2ba2b554cd2ca4d87c06da81c05d24</meta:generator>
    <dc:date>2014-05-18T18:40:56.170404000</dc:date>
    <meta:editing-duration>PT3H7M8S</meta:editing-duration>
    <meta:editing-cycles>35</meta:editing-cycles>
    <meta:document-statistic meta:object-count="110"/>
  </office:meta>
</office:document-meta>
</file>